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Socket.getSave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Socket.setPayloadMonoToReturn( Mono &lt; Payload &gt; payloadMono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Socket.requestChannel( Publisher &lt; Payload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Socket.setPayloadFluxToReturn( Flux &lt; Payload &gt; payloadFlux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Socket.requestStream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Socket.getSavedPayload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Socket.fireAndForget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Socket.requestResponse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Socke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Socket.getSaved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